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1.261cm" table:align="center"/>
    </style:style>
    <style:style style:name="Tabela1.A" style:family="table-column">
      <style:table-column-properties style:column-width="4.184cm"/>
    </style:style>
    <style:style style:name="Tabela1.B" style:family="table-column">
      <style:table-column-properties style:column-width="7.077cm"/>
    </style:style>
    <style:style style:name="Tabela1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14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ela1.B1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ela2" style:family="table">
      <style:table-properties style:width="11.01cm" table:align="center"/>
    </style:style>
    <style:style style:name="Tabela2.A" style:family="table-column">
      <style:table-column-properties style:column-width="1.863cm"/>
    </style:style>
    <style:style style:name="Tabela2.B" style:family="table-column">
      <style:table-column-properties style:column-width="9.148cm"/>
    </style:style>
    <style:style style:name="Tabela2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ela2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2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ela2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2.A7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ela2.B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ela3" style:family="table">
      <style:table-properties style:width="8.454cm" table:align="center"/>
    </style:style>
    <style:style style:name="Tabela3.A" style:family="table-column">
      <style:table-column-properties style:column-width="2.949cm"/>
    </style:style>
    <style:style style:name="Tabela3.B" style:family="table-column">
      <style:table-column-properties style:column-width="5.505cm"/>
    </style:style>
    <style:style style:name="Tabela3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ela3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3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ela3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3.A6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ela3.B6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ela4" style:family="table">
      <style:table-properties style:width="15.404cm" table:align="center"/>
    </style:style>
    <style:style style:name="Tabela4.A" style:family="table-column">
      <style:table-column-properties style:column-width="6.124cm"/>
    </style:style>
    <style:style style:name="Tabela4.B" style:family="table-column">
      <style:table-column-properties style:column-width="9.28cm"/>
    </style:style>
    <style:style style:name="Tabela4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ela4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4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ela4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4.A9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ela4.B9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ela5" style:family="table">
      <style:table-properties style:width="12.771cm" table:align="center"/>
    </style:style>
    <style:style style:name="Tabela5.A" style:family="table-column">
      <style:table-column-properties style:column-width="1.866cm"/>
    </style:style>
    <style:style style:name="Tabela5.C" style:family="table-column">
      <style:table-column-properties style:column-width="3.141cm"/>
    </style:style>
    <style:style style:name="Tabela5.D" style:family="table-column">
      <style:table-column-properties style:column-width="2.729cm"/>
    </style:style>
    <style:style style:name="Tabela5.E" style:family="table-column">
      <style:table-column-properties style:column-width="3.168cm"/>
    </style:style>
    <style:style style:name="Tabela5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ela5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5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ela5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5.A5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ela5.B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paragraph-rsid="001dff6f"/>
    </style:style>
    <style:style style:name="P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verdana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verdan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c159b" officeooo:paragraph-rsid="001c159b"/>
    </style:style>
    <style:style style:name="T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 officeooo:rsid="001c159b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officeooo:rsid="001dff6f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68623268" text:style-name="L1">
        <text:list-item>
          <text:p text:style-name="P3">Tipos numéricos</text:p>
        </text:list-item>
        <text:list-item>
          <text:p text:style-name="P3">Tipos de Data</text:p>
        </text:list-item>
        <text:list-item>
          <text:p text:style-name="P2">Tipos de Cadeia</text:p>
        </text:list-item>
      </text:list>
      <text:p text:style-name="P4"><text:span text:style-name="T1">1 Tipos numéricos:</text:span><text:line-break/><text:line-break/><text:span text:style-name="T1">Existem tipos de dados numéricos, que se podem dividir em dois grandes grupos, os que estão em vírgula flutuante (com decimais) e os que não.</text:span><text:line-break/><text:line-break/><text:span text:style-name="T1">TinyInt: é um número inteiro com ou sem signo. Com signo a margem de valores válidos é desde -128 até 127. Sem signo, a margem de valores é de 0 até 255.</text:span><text:line-break/><text:line-break/><text:span text:style-name="T1">Bit ou Bool: um número inteiro que pode ser 0 ou 1.</text:span><text:line-break/><text:line-break/><text:span text:style-name="T1">SmallInt: número inteiro com ou sem signo. Com signo a margem de valores válidos é desde -32768 até 32767. Sem signo, a margem de valores é de 0 até 65535.</text:span><text:line-break/><text:line-break/><text:span text:style-name="T1">MediumInt: número inteiro com ou sem signo. Com signo a margem de valores válidos é desde -8.388.608 até 8.388.607. Sem signo, a margem de valores é de 0 até 16777215.</text:span><text:line-break/><text:line-break/><text:span text:style-name="T1">Integer, Int: número inteiro com ou sem signo. Com signo a margem de valores válidos é desde -2147483648 até 2147483647. Sem signo, a margem de valores é de 0 até 429.496.295.</text:span><text:line-break/><text:line-break/><text:span text:style-name="T1">BigInt: número inteiro com ou sem signo. Com signo a margem de valores válidos é desde -9.223.372.036.854.775.808 até 9.223.372.036.854.775.807. Sem signo, a margem de valores é de 0 até 18.446.744.073.709.551.615. </text:span><text:line-break/><text:line-break/><text:span text:style-name="T1">Float: número pequeno em vírgula flutuante de precisão simples. Os valores válidos vão desde -3.402823466E+38 até -1.175494351E-38,0 eté desde 175494351E-38 até 3.402823466E+38.</text:span><text:line-break/><text:line-break/><text:span text:style-name="T1">xReal, Double: número em vírgula flutuante de dupla precisão. Os valores permitidos vão desde -1.7976931348623157E+308 até -2.2250738585072014E-308, 0 e desde 2.2250738585072014E-308 até 1.7976931348623157E+308</text:span><text:line-break/><text:line-break/><text:span text:style-name="T1">Decimal, Dec, Numeric: Número em vírgula flutuante desempacotado. O número armazena-se como uma cadeia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Tipo de Campo</text:p>
          </table:table-cell>
          <table:table-cell table:style-name="Tabela1.B1" office:value-type="string">
            <text:p text:style-name="P6">Tamanho de Armazenamento</text:p>
          </table:table-cell>
        </table:table-row>
        <table:table-row>
          <table:table-cell table:style-name="Tabela1.A2" office:value-type="string">
            <text:p text:style-name="P7">TINYINT</text:p>
          </table:table-cell>
          <table:table-cell table:style-name="Tabela1.B2" office:value-type="string">
            <text:p text:style-name="P7">1 byte</text:p>
          </table:table-cell>
        </table:table-row>
        <table:table-row>
          <table:table-cell table:style-name="Tabela1.A2" office:value-type="string">
            <text:p text:style-name="P7">SMALLINT</text:p>
          </table:table-cell>
          <table:table-cell table:style-name="Tabela1.B2" office:value-type="string">
            <text:p text:style-name="P7">2 bytes</text:p>
          </table:table-cell>
        </table:table-row>
        <table:table-row>
          <table:table-cell table:style-name="Tabela1.A2" office:value-type="string">
            <text:p text:style-name="P7">MEDIUMINT</text:p>
          </table:table-cell>
          <table:table-cell table:style-name="Tabela1.B2" office:value-type="string">
            <text:p text:style-name="P7">3 bytes</text:p>
          </table:table-cell>
        </table:table-row>
        <table:table-row>
          <table:table-cell table:style-name="Tabela1.A2" office:value-type="string">
            <text:p text:style-name="P7">INT</text:p>
          </table:table-cell>
          <table:table-cell table:style-name="Tabela1.B2" office:value-type="string">
            <text:p text:style-name="P7">4 bytes</text:p>
          </table:table-cell>
        </table:table-row>
        <table:table-row>
          <table:table-cell table:style-name="Tabela1.A2" office:value-type="string">
            <text:p text:style-name="P7">INTEGER</text:p>
          </table:table-cell>
          <table:table-cell table:style-name="Tabela1.B2" office:value-type="string">
            <text:p text:style-name="P7">4 bytes</text:p>
          </table:table-cell>
        </table:table-row>
        <table:table-row>
          <table:table-cell table:style-name="Tabela1.A2" office:value-type="string">
            <text:p text:style-name="P7">BIGINT</text:p>
          </table:table-cell>
          <table:table-cell table:style-name="Tabela1.B2" office:value-type="string">
            <text:p text:style-name="P7">8 bytes</text:p>
          </table:table-cell>
        </table:table-row>
        <table:table-row>
          <table:table-cell table:style-name="Tabela1.A2" office:value-type="string">
            <text:p text:style-name="P7">FLOAT(X)</text:p>
          </table:table-cell>
          <table:table-cell table:style-name="Tabela1.B2" office:value-type="string">
            <text:p text:style-name="P7">4 ou 8 bytes</text:p>
          </table:table-cell>
        </table:table-row>
        <table:table-row>
          <table:table-cell table:style-name="Tabela1.A2" office:value-type="string">
            <text:p text:style-name="P7">FLOAT</text:p>
          </table:table-cell>
          <table:table-cell table:style-name="Tabela1.B2" office:value-type="string">
            <text:p text:style-name="P7">4 bytes</text:p>
          </table:table-cell>
        </table:table-row>
        <table:table-row>
          <table:table-cell table:style-name="Tabela1.A2" office:value-type="string">
            <text:p text:style-name="P7">DOUBLE</text:p>
          </table:table-cell>
          <table:table-cell table:style-name="Tabela1.B2" office:value-type="string">
            <text:p text:style-name="P7">8 bytes</text:p>
          </table:table-cell>
        </table:table-row>
        <table:table-row>
          <table:table-cell table:style-name="Tabela1.A2" office:value-type="string">
            <text:p text:style-name="P7">DOUBLE PRECISION</text:p>
          </table:table-cell>
          <table:table-cell table:style-name="Tabela1.B2" office:value-type="string">
            <text:p text:style-name="P7">8 bytes</text:p>
          </table:table-cell>
        </table:table-row>
        <table:table-row>
          <table:table-cell table:style-name="Tabela1.A2" office:value-type="string">
            <text:p text:style-name="P7">REAL</text:p>
          </table:table-cell>
          <table:table-cell table:style-name="Tabela1.B2" office:value-type="string">
            <text:p text:style-name="P7">8 bytes</text:p>
          </table:table-cell>
        </table:table-row>
        <text:soft-page-break/>
        <table:table-row>
          <table:table-cell table:style-name="Tabela1.A2" office:value-type="string">
            <text:p text:style-name="P7">DECIMAL(M,D)</text:p>
          </table:table-cell>
          <table:table-cell table:style-name="Tabela1.B2" office:value-type="string">
            <text:p text:style-name="P7">M+2 bytes se D &gt; 0, M+1 bytes se D = 0</text:p>
          </table:table-cell>
        </table:table-row>
        <table:table-row>
          <table:table-cell table:style-name="Tabela1.A14" office:value-type="string">
            <text:p text:style-name="P7">NUMERIC(M,D)</text:p>
          </table:table-cell>
          <table:table-cell table:style-name="Tabela1.B14" office:value-type="string">
            <text:p text:style-name="P7">M+2 bytes se D &gt; 0, M+1 bytes se D = 0</text:p>
          </table:table-cell>
        </table:table-row>
      </table:table>
      <text:p text:style-name="P4"><text:line-break/><text:span text:style-name="T1">2 Tipos data: </text:span><text:line-break/><text:line-break/><text:span text:style-name="T1">Na hora de armazenar datas, há que ter em conta que MySQL não verifica de uma maneira </text:span><text:span text:style-name="T2">r</text:span><text:span text:style-name="T1">estricta se uma data é válida ou não. Simplesmente comprova que o mês está compreendido entre 0 e 12 e que o dia está compreendido entre 0 e 31.</text:span><text:line-break/><text:line-break/><text:span text:style-name="T1">Date: tipo data, armazena uma data. A margem de valores vai desde o 1 de Janeiro de 1001 ao 31 de dezembro de 9999. O formato de armazenamento é de ano-mes-dia.</text:span><text:line-break/><text:line-break/><text:span text:style-name="T1">DateTime: Combinação de data e hora. A margem de valores vai desde o 1 ed Janeiro de 1001 às 0 horas, 0 minutos e 0 segundos ao 31 de Dezembro de 9999 às 23 horas, 59 minutos e 59 segundos. O formato de armazenamento é de ano-mes-dia horas:minutos:segundos.</text:span><text:line-break/><text:line-break/><text:span text:style-name="T1">TimeStamp: Combinação de data e hora. A margem vai desde o 1 de Janeiro de 1970 ao ano 2037. O formato de armazenamento depende do tamanho do campo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Tamanho</text:p>
          </table:table-cell>
          <table:table-cell table:style-name="Tabela2.B1" office:value-type="string">
            <text:p text:style-name="P6">Formato</text:p>
          </table:table-cell>
        </table:table-row>
        <table:table-row>
          <table:table-cell table:style-name="Tabela2.A2" office:value-type="string">
            <text:p text:style-name="P7">14</text:p>
          </table:table-cell>
          <table:table-cell table:style-name="Tabela2.B2" office:value-type="string">
            <text:p text:style-name="P7">AnoMesDiaHoraMinutoSegundo aaaammddhhmmss</text:p>
          </table:table-cell>
        </table:table-row>
        <table:table-row>
          <table:table-cell table:style-name="Tabela2.A2" office:value-type="string">
            <text:p text:style-name="P7">12</text:p>
          </table:table-cell>
          <table:table-cell table:style-name="Tabela2.B2" office:value-type="string">
            <text:p text:style-name="P7">AnoMesDiaHoraMinutoSegundo aammddhhmmss</text:p>
          </table:table-cell>
        </table:table-row>
        <table:table-row>
          <table:table-cell table:style-name="Tabela2.A2" office:value-type="string">
            <text:p text:style-name="P7">8</text:p>
          </table:table-cell>
          <table:table-cell table:style-name="Tabela2.B2" office:value-type="string">
            <text:p text:style-name="P7">AnoMesDia aaaammdd</text:p>
          </table:table-cell>
        </table:table-row>
        <table:table-row>
          <table:table-cell table:style-name="Tabela2.A2" office:value-type="string">
            <text:p text:style-name="P7">6</text:p>
          </table:table-cell>
          <table:table-cell table:style-name="Tabela2.B2" office:value-type="string">
            <text:p text:style-name="P7">AnoMesDia aammdd</text:p>
          </table:table-cell>
        </table:table-row>
        <table:table-row>
          <table:table-cell table:style-name="Tabela2.A2" office:value-type="string">
            <text:p text:style-name="P7">4</text:p>
          </table:table-cell>
          <table:table-cell table:style-name="Tabela2.B2" office:value-type="string">
            <text:p text:style-name="P7">AnoMes aamm</text:p>
          </table:table-cell>
        </table:table-row>
        <table:table-row>
          <table:table-cell table:style-name="Tabela2.A7" office:value-type="string">
            <text:p text:style-name="P7">2</text:p>
          </table:table-cell>
          <table:table-cell table:style-name="Tabela2.B7" office:value-type="string">
            <text:p text:style-name="P7">Ano aa</text:p>
          </table:table-cell>
        </table:table-row>
      </table:table>
      <text:p text:style-name="P4"><text:line-break/><text:span text:style-name="T1">Time: armazena uma hora. A margem de horas vai desde -838 horas, 59 minutos e 59 segundos. O formato de armazenamento é 'HH:MM:SS'.</text:span><text:line-break/><text:line-break/><text:span text:style-name="T1">Year: armazena um ano. A margem de valores permitidos vai desde o ano 1901 ao ano 2155. O campo pode ter tamanho dois ou tamanho 4 dependendo de se queremos armazenar o ano com dois ou quatro algarismos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>Tipo de Campo</text:p>
          </table:table-cell>
          <table:table-cell table:style-name="Tabela3.B1" office:value-type="string">
            <text:p text:style-name="P6">Tamanho de Armazenamento</text:p>
          </table:table-cell>
        </table:table-row>
        <table:table-row>
          <table:table-cell table:style-name="Tabela3.A2" office:value-type="string">
            <text:p text:style-name="P7">DATE</text:p>
          </table:table-cell>
          <table:table-cell table:style-name="Tabela3.B2" office:value-type="string">
            <text:p text:style-name="P7">3 bytes</text:p>
          </table:table-cell>
        </table:table-row>
        <table:table-row>
          <table:table-cell table:style-name="Tabela3.A2" office:value-type="string">
            <text:p text:style-name="P7">DATETIME</text:p>
          </table:table-cell>
          <table:table-cell table:style-name="Tabela3.B2" office:value-type="string">
            <text:p text:style-name="P7">8 bytes</text:p>
          </table:table-cell>
        </table:table-row>
        <table:table-row>
          <table:table-cell table:style-name="Tabela3.A2" office:value-type="string">
            <text:p text:style-name="P7">TIMESTAMP</text:p>
          </table:table-cell>
          <table:table-cell table:style-name="Tabela3.B2" office:value-type="string">
            <text:p text:style-name="P7">4 bytes</text:p>
          </table:table-cell>
        </table:table-row>
        <table:table-row>
          <table:table-cell table:style-name="Tabela3.A2" office:value-type="string">
            <text:p text:style-name="P7">TIME</text:p>
          </table:table-cell>
          <table:table-cell table:style-name="Tabela3.B2" office:value-type="string">
            <text:p text:style-name="P7">3 bytes</text:p>
          </table:table-cell>
        </table:table-row>
        <table:table-row>
          <table:table-cell table:style-name="Tabela3.A6" office:value-type="string">
            <text:p text:style-name="P7">YEAR</text:p>
          </table:table-cell>
          <table:table-cell table:style-name="Tabela3.B6" office:value-type="string">
            <text:p text:style-name="P7">1 byte</text:p>
          </table:table-cell>
        </table:table-row>
      </table:table>
      <text:p text:style-name="P4"><text:line-break/><text:span text:style-name="T1">3 Tipos de cadeia:</text:span><text:line-break/><text:line-break/><text:span text:style-name="T1">Char(n): armazena uma cadeia de longitude fixa. A cadeia poderá conter desde 0 até 255 caracteres.</text:span><text:line-break/><text:line-break/><text:span text:style-name="T1">VarChar(n): armazena uma cadeia de longitude variável. A cadeia poderá conter desde 0 até 255 caracteres. Dentro dos tipos de cadeia pode-se distinguir dois subtipos, os tipo Test e os tipo Blob (Binary Large Object) A diferença entre um tipo e outro é o tratamento que recebem na hora de </text:span><text:soft-page-break/><text:span text:style-name="T1">ordená-los e compará-los. No tipo test ordena-se sem ter importância as maiúsculas e as minúsculas e no tipo blob ordena-se tendo em conta as maiúsculas e minúsculas.</text:span><text:line-break/><text:line-break/><text:span text:style-name="T1">Os tipos blob utilizam-se para armazenar dados binários como podem ser ficheiros.</text:span><text:line-break/><text:line-break/><text:span text:style-name="T1">TinyText e TinyBlob: Coluna com uma longitude máxima de 255 caracteres.</text:span><text:line-break/><text:line-break/><text:span text:style-name="T1">Blob e Text: um texto com um máximo de 65535 caracteres.</text:span><text:line-break/><text:line-break/><text:span text:style-name="T1">MediumBlob e MediumText: um texto com um máximo de 16.777.215 caracteres.</text:span><text:line-break/><text:line-break/><text:span text:style-name="T1">LongBlob e LongText: um texto com um máximo de caracteres 4.294.967.295. Há que ter em conta que devido aos protocolos de comunicação os pacotes podem ter um máximo de 16 Mb.</text:span><text:line-break/><text:line-break/><text:span text:style-name="T1">Enum: campo que pode ter um único valor de uma lista que se especifica. O tipo Enum aceita até 65535 valores diferentes.</text:span><text:line-break/><text:line-break/><text:span text:style-name="T1">Set: um campo que pode conter nenhum, um ou vários valores de uma lista. A lista pode ter um máximo de 64 valores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Tipo de campo</text:p>
          </table:table-cell>
          <table:table-cell table:style-name="Tabela4.B1" office:value-type="string">
            <text:p text:style-name="Table_20_Heading">Tamanho de Armazenamento</text:p>
          </table:table-cell>
        </table:table-row>
        <table:table-row>
          <table:table-cell table:style-name="Tabela4.A2" office:value-type="string">
            <text:p text:style-name="P7">CHAR(n)</text:p>
          </table:table-cell>
          <table:table-cell table:style-name="Tabela4.B2" office:value-type="string">
            <text:p text:style-name="P7">n bytes</text:p>
          </table:table-cell>
        </table:table-row>
        <table:table-row>
          <table:table-cell table:style-name="Tabela4.A2" office:value-type="string">
            <text:p text:style-name="P7">VARCHAR(n)</text:p>
          </table:table-cell>
          <table:table-cell table:style-name="Tabela4.B2" office:value-type="string">
            <text:p text:style-name="P7">n +1 bytes</text:p>
          </table:table-cell>
        </table:table-row>
        <table:table-row>
          <table:table-cell table:style-name="Tabela4.A2" office:value-type="string">
            <text:p text:style-name="P7">TINYBLOB, TINYTEXT</text:p>
          </table:table-cell>
          <table:table-cell table:style-name="Tabela4.B2" office:value-type="string">
            <text:p text:style-name="P7">Longitude+1 bytes</text:p>
          </table:table-cell>
        </table:table-row>
        <table:table-row>
          <table:table-cell table:style-name="Tabela4.A2" office:value-type="string">
            <text:p text:style-name="P7">BLOB, TEXT</text:p>
          </table:table-cell>
          <table:table-cell table:style-name="Tabela4.B2" office:value-type="string">
            <text:p text:style-name="P7">Longitude +2 bytes</text:p>
          </table:table-cell>
        </table:table-row>
        <table:table-row>
          <table:table-cell table:style-name="Tabela4.A2" office:value-type="string">
            <text:p text:style-name="P7">MEDIUMBLOB, MEDIUMTEXT</text:p>
          </table:table-cell>
          <table:table-cell table:style-name="Tabela4.B2" office:value-type="string">
            <text:p text:style-name="P7">Longitude +3 bytes</text:p>
          </table:table-cell>
        </table:table-row>
        <table:table-row>
          <table:table-cell table:style-name="Tabela4.A2" office:value-type="string">
            <text:p text:style-name="P7">LONGBLOB, LONGTEXT</text:p>
          </table:table-cell>
          <table:table-cell table:style-name="Tabela4.B2" office:value-type="string">
            <text:p text:style-name="P7">Longitude +4 bytes</text:p>
          </table:table-cell>
        </table:table-row>
        <table:table-row>
          <table:table-cell table:style-name="Tabela4.A2" office:value-type="string">
            <text:p text:style-name="P7">ENUM('value1','value2',...)</text:p>
          </table:table-cell>
          <table:table-cell table:style-name="Tabela4.B2" office:value-type="string">
            <text:p text:style-name="P7">1 ó dos bytes dependendo do número de valores</text:p>
          </table:table-cell>
        </table:table-row>
        <table:table-row>
          <table:table-cell table:style-name="Tabela4.A9" office:value-type="string">
            <text:p text:style-name="P7">SET('value1','value2',...)</text:p>
          </table:table-cell>
          <table:table-cell table:style-name="Tabela4.B9" office:value-type="string">
            <text:p text:style-name="P7">1, 2, 3, 4 ó 8 bytes, dependendo do número de valores</text:p>
          </table:table-cell>
        </table:table-row>
      </table:table>
      <text:p text:style-name="P5"><text:line-break/><text:span text:style-name="T1">Diferença de armazenamento entre os tipos Char e VarChar</text:span></text:p>
      <text:p text:style-name="P5"><text:span text:style-name="T1"/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6">Valor</text:p>
          </table:table-cell>
          <table:table-cell table:style-name="Tabela5.B1" office:value-type="string">
            <text:p text:style-name="P6">CHAR(4)</text:p>
          </table:table-cell>
          <table:table-cell table:style-name="Tabela5.B1" office:value-type="string">
            <text:p text:style-name="P6">Armazenamento</text:p>
          </table:table-cell>
          <table:table-cell table:style-name="Tabela5.B1" office:value-type="string">
            <text:p text:style-name="P6">VARCHAR(4)</text:p>
          </table:table-cell>
          <table:table-cell table:style-name="Tabela5.B1" office:value-type="string">
            <text:p text:style-name="P6">Armazenamento</text:p>
          </table:table-cell>
        </table:table-row>
        <table:table-row>
          <table:table-cell table:style-name="Tabela5.A2" office:value-type="string">
            <text:p text:style-name="P7">''</text:p>
          </table:table-cell>
          <table:table-cell table:style-name="Tabela5.B2" office:value-type="string">
            <text:p text:style-name="P7">''</text:p>
          </table:table-cell>
          <table:table-cell table:style-name="Tabela5.B2" office:value-type="string">
            <text:p text:style-name="P7">4 bytes</text:p>
          </table:table-cell>
          <table:table-cell table:style-name="Tabela5.B2" office:value-type="string">
            <text:p text:style-name="P7">"</text:p>
          </table:table-cell>
          <table:table-cell table:style-name="Tabela5.B2" office:value-type="string">
            <text:p text:style-name="P7">1 byte</text:p>
          </table:table-cell>
        </table:table-row>
        <table:table-row>
          <table:table-cell table:style-name="Tabela5.A2" office:value-type="string">
            <text:p text:style-name="P7">'ab'</text:p>
          </table:table-cell>
          <table:table-cell table:style-name="Tabela5.B2" office:value-type="string">
            <text:p text:style-name="P7">'ab '</text:p>
          </table:table-cell>
          <table:table-cell table:style-name="Tabela5.B2" office:value-type="string">
            <text:p text:style-name="P7">4 bytes</text:p>
          </table:table-cell>
          <table:table-cell table:style-name="Tabela5.B2" office:value-type="string">
            <text:p text:style-name="P7">'ab'</text:p>
          </table:table-cell>
          <table:table-cell table:style-name="Tabela5.B2" office:value-type="string">
            <text:p text:style-name="P7">3 bytes</text:p>
          </table:table-cell>
        </table:table-row>
        <table:table-row>
          <table:table-cell table:style-name="Tabela5.A2" office:value-type="string">
            <text:p text:style-name="P7">'abcd'</text:p>
          </table:table-cell>
          <table:table-cell table:style-name="Tabela5.B2" office:value-type="string">
            <text:p text:style-name="P7">'abcd'</text:p>
          </table:table-cell>
          <table:table-cell table:style-name="Tabela5.B2" office:value-type="string">
            <text:p text:style-name="P7">4 bytes</text:p>
          </table:table-cell>
          <table:table-cell table:style-name="Tabela5.B2" office:value-type="string">
            <text:p text:style-name="P7">'abcd'</text:p>
          </table:table-cell>
          <table:table-cell table:style-name="Tabela5.B2" office:value-type="string">
            <text:p text:style-name="P8">5 bytes</text:p>
          </table:table-cell>
        </table:table-row>
        <table:table-row>
          <table:table-cell table:style-name="Tabela5.A5" office:value-type="string">
            <text:p text:style-name="P7">'abcdefgh'</text:p>
          </table:table-cell>
          <table:table-cell table:style-name="Tabela5.B5" office:value-type="string">
            <text:p text:style-name="P7">'abcd'</text:p>
          </table:table-cell>
          <table:table-cell table:style-name="Tabela5.B5" office:value-type="string">
            <text:p text:style-name="P7">4 bytes</text:p>
          </table:table-cell>
          <table:table-cell table:style-name="Tabela5.B5" office:value-type="string">
            <text:p text:style-name="P7">'abcd'</text:p>
          </table:table-cell>
          <table:table-cell table:style-name="Tabela5.B5" office:value-type="string">
            <text:p text:style-name="P7">5 bytes</text:p>
          </table:table-cell>
        </table:table-row>
      </table:table>
      <text:p text:style-name="Standard"/>
      <text:p text:style-name="P1"><text:span text:style-name="T4">Fonte: </text:span><text:a xlink:type="simple" xlink:href="http://www.criarweb.com/artigos/118.php" text:style-name="Internet_20_link" text:visited-style-name="Visited_20_Internet_20_Link">http://www.criarweb.com/artigos/118.php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1:12:09.315000000</meta:creation-date>
    <dc:date>2019-04-29T22:11:13.903000000</dc:date>
    <meta:editing-duration>PT4M2S</meta:editing-duration>
    <meta:editing-cycles>1</meta:editing-cycles>
    <meta:document-statistic meta:table-count="5" meta:image-count="0" meta:object-count="0" meta:page-count="3" meta:paragraph-count="106" meta:word-count="907" meta:character-count="5245" meta:non-whitespace-character-count="4416"/>
    <meta:generator>LibreOffice/6.2.1.2$Windows_X86_64 LibreOffice_project/7bcb35dc3024a62dea0caee87020152d1ee96e71</meta:generator>
  </office:meta>
</office:document-meta>
</file>